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25cm"/>
      <style:paragraph-properties style:writing-mode="lr-tb"/>
    </style:style>
    <style:style style:name="pr1" style:family="presentation" style:parent-style-name="Title-title">
      <style:graphic-properties draw:auto-grow-height="true" fo:min-height="3.73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1.86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Cantarell Extra 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antarell Extra Bold"/>
    </style:style>
    <style:style style:name="P5" style:family="paragraph">
      <loext:graphic-properties draw:fill="none" draw:fill-color="#ffffff"/>
      <style:paragraph-properties style:writing-mode="lr-tb"/>
      <style:text-properties fo:color="#bf0041" style:font-name="Cantarell Extra Bold" fo:font-size="28pt" style:font-size-asian="28pt" style:font-size-complex="28pt"/>
    </style:style>
    <style:style style:name="P6" style:family="paragraph">
      <style:paragraph-properties fo:text-align="start" style:writing-mode="lr-tb"/>
      <style:text-properties style:font-name="Cantarell Extra Bold"/>
    </style:style>
    <style:style style:name="P7" style:family="paragraph">
      <style:text-properties fo:color="#bf0041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style:writing-mode="lr-tb"/>
      <style:text-properties fo:color="#bf0041" style:font-name="Cantarell Extra Bold" fo:font-size="28pt" style:text-underline-style="solid" style:text-underline-width="auto" style:text-underline-color="font-color" style:font-size-asian="28pt" style:font-size-complex="28pt"/>
    </style:style>
    <style:style style:name="T1" style:family="text">
      <style:text-properties style:font-name="Cantarell Extra Bold"/>
    </style:style>
    <style:style style:name="T2" style:family="text">
      <style:text-properties fo:color="#bf0041" style:font-name="Cantarell Extra Bold"/>
    </style:style>
    <style:style style:name="T3" style:family="text">
      <style:text-properties fo:color="#bf0041" style:font-name="Cantarell Extra Bold" fo:font-size="28pt" style:font-size-asian="28pt" style:font-size-complex="28pt"/>
    </style:style>
    <style:style style:name="T4" style:family="text">
      <style:text-properties style:use-window-font-color="true" style:font-name="Cantarell Extra Bold" fo:font-size="28pt" style:font-size-asian="28pt" style:font-size-complex="28pt"/>
    </style:style>
    <style:style style:name="T5" style:family="text">
      <style:text-properties style:font-name="Cantarell Extra Bold" fo:font-size="28pt" style:font-size-asian="28pt" style:font-size-complex="28pt"/>
    </style:style>
    <style:style style:name="T6" style:family="text">
      <style:text-properties fo:color="#bf0041" style:font-name="Cantarell Extra Bold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2" draw:layer="layout" svg:width="25cm" svg:height="3.735cm" svg:x="1.6cm" svg:y="4.265cm" presentation:class="title" presentation:user-transformed="true">
          <draw:text-box>
            <text:p text:style-name="P1"><text:span text:style-name="T1">Tema 0 - Introducción a la program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3" draw:text-style-name="P2" draw:layer="layout" svg:width="25cm" svg:height="1.868cm" svg:x="1.4cm" svg:y="0.8cm" presentation:class="title" presentation:user-transformed="true">
          <draw:text-box>
            <text:p text:style-name="P1"><text:span text:style-name="T1">¿Qué es un </text:span><text:span text:style-name="T2">programa</text:span><text:span text:style-name="T1">?</text:span></text:p>
          </draw:text-box>
        </draw:frame>
        <draw:frame draw:style-name="gr2" draw:text-style-name="P4" draw:layer="layout" svg:width="23.6cm" svg:height="1.775cm" svg:x="1.6cm" svg:y="4.025cm">
          <draw:text-box>
            <text:p><text:span text:style-name="T1">Un programa informático no es más que una </text:span><text:span text:style-name="T2">serie de órdenes</text:span><text:span text:style-name="T1"> que se llevan a cabo secuencialmente, aplicadas sobre un conjunto de da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0">
        <draw:frame presentation:style-name="pr1" draw:text-style-name="P2" draw:layer="layout" svg:width="25cm" svg:height="3.735cm" svg:x="1.4cm" svg:y="0.6cm" presentation:class="title" presentation:user-transformed="true">
          <draw:text-box>
            <text:p text:style-name="P1"><text:span text:style-name="T1">Estructura interna de un ordenador</text:span></text:p>
          </draw:text-box>
        </draw:frame>
        <draw:frame draw:style-name="gr3" draw:text-style-name="P5" draw:layer="layout" svg:width="23.6cm" svg:height="7.875cm" svg:x="1.6cm" svg:y="4.725cm">
          <draw:text-box>
            <text:list text:style-name="L1">
              <text:list-item>
                <text:p><text:span text:style-name="T3">Memoria</text:span></text:p>
              </text:list-item>
              <text:list-item>
                <text:p><text:span text:style-name="T3">Procesador</text:span></text:p>
              </text:list-item>
              <text:list-item>
                <text:p><text:span text:style-name="T3">Entrada/salid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draw:frame presentation:style-name="pr3" draw:text-style-name="P2" draw:layer="layout" svg:width="25cm" svg:height="1.868cm" svg:x="1.4cm" svg:y="0.8cm" presentation:class="title" presentation:user-transformed="true">
          <draw:text-box>
            <text:p text:style-name="P1"><text:span text:style-name="T1">Crear un </text:span><text:span text:style-name="T2">programa</text:span></text:p>
          </draw:text-box>
        </draw:frame>
        <draw:frame draw:style-name="gr4" draw:text-style-name="P5" draw:layer="layout" svg:width="23.6cm" svg:height="6.176cm" svg:x="1.8cm" svg:y="3.325cm">
          <draw:text-box>
            <text:list text:style-name="L1">
              <text:list-item>
                <text:p><text:span text:style-name="T4">Lenguaje de programación</text:span></text:p>
              </text:list-item>
              <text:list-item>
                <text:p><text:span text:style-name="T4">Conjunto de instrucciones</text:span></text:p>
              </text:list-item>
              <text:list-item>
                <text:p><text:span text:style-name="T4">Lenguaje compilado vs interpretado</text:span></text:p>
              </text:list-item>
              <text:list-item>
                <text:p><text:span text:style-name="T4">Lenguaje máquina vs lenguaje compilado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draw:frame presentation:style-name="pr3" draw:text-style-name="P2" draw:layer="layout" svg:width="25cm" svg:height="1.868cm" svg:x="1.4cm" svg:y="0.8cm" presentation:class="title" presentation:user-transformed="true">
          <draw:text-box>
            <text:p text:style-name="P1"><text:span text:style-name="T1">Lenguaje de programación</text:span></text:p>
          </draw:text-box>
        </draw:frame>
        <draw:frame draw:style-name="gr5" draw:text-style-name="P5" draw:layer="layout" svg:width="23.6cm" svg:height="9.731cm" svg:x="1.8cm" svg:y="3.325cm">
          <draw:text-box>
            <text:list text:style-name="L1">
              <text:list-item>
                <text:p><text:span text:style-name="T4">Para especificar las </text:span><text:span text:style-name="T3">órdenes</text:span><text:span text:style-name="T4"> que tiene que seguir un ordenador el que se usa es un lenguaje de programación.</text:span></text:p>
              </text:list-item>
              <text:list-item>
                <text:p><text:span text:style-name="T4">Igual como hay muchas lenguas diferentes, también hay </text:span><text:span text:style-name="T3">muchos lenguajes</text:span><text:span text:style-name="T4"> de programación, cada uno con sus </text:span><text:span text:style-name="T3">características propias</text:span><text:span text:style-name="T4">, que los hacen más o menos indicados para resolver unos tipos de tareas u otr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0">
        <draw:frame presentation:style-name="pr3" draw:text-style-name="P2" draw:layer="layout" svg:width="25cm" svg:height="1.868cm" svg:x="1.4cm" svg:y="0.8cm" presentation:class="title" presentation:user-transformed="true">
          <draw:text-box>
            <text:p text:style-name="P1"><text:span text:style-name="T1">Tipos de lenguaje</text:span></text:p>
          </draw:text-box>
        </draw:frame>
        <draw:frame draw:style-name="gr6" draw:text-style-name="P5" draw:layer="layout" svg:width="23.6cm" svg:height="5.275cm" svg:x="1.8cm" svg:y="3.325cm">
          <draw:text-box>
            <text:list text:style-name="L1">
              <text:list-item>
                <text:p><text:span text:style-name="T5">Lenguaje </text:span><text:span text:style-name="T3">máquina</text:span></text:p>
              </text:list-item>
              <text:list-item>
                <text:p><text:span text:style-name="T5">Lenguaje </text:span><text:span text:style-name="T3">compilado</text:span></text:p>
              </text:list-item>
              <text:list-item>
                <text:p><text:span text:style-name="T5">Lenguaje </text:span><text:span text:style-name="T3">interpreta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draw:frame presentation:style-name="pr1" draw:text-style-name="P6" draw:layer="layout" svg:width="26cm" svg:height="3.735cm" svg:x="1.4cm" svg:y="-0.133cm" presentation:class="title" presentation:user-transformed="true">
          <draw:text-box>
            <text:p text:style-name="P1"><text:span text:style-name="T1">Entornos integrados de desarrollo</text:span></text:p>
          </draw:text-box>
        </draw:frame>
        <draw:frame draw:style-name="gr6" draw:text-style-name="P5" draw:layer="layout" svg:width="23.6cm" svg:height="6.176cm" svg:x="1.8cm" svg:y="3.325cm">
          <draw:text-box>
            <text:p><text:span text:style-name="T5">Un IDE (</text:span><text:span text:style-name="T3">Integrated Development Environment</text:span><text:span text:style-name="T5"> o en torno integrado de desarrollo) es una herramienta que integra todo lo que hace falta para generar programas de ordenador, de forma que el trabajo sea mucho más cómodo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draw:frame presentation:style-name="pr1" draw:text-style-name="P6" draw:layer="layout" svg:width="26cm" svg:height="3.735cm" svg:x="1.4cm" svg:y="-0.133cm" presentation:class="title" presentation:user-transformed="true">
          <draw:text-box>
            <text:p text:style-name="P1"><text:span text:style-name="T1">Elementos principales de un programa</text:span></text:p>
          </draw:text-box>
        </draw:frame>
        <draw:frame draw:style-name="gr6" draw:text-style-name="P8" draw:layer="layout" svg:width="23.6cm" svg:height="9.731cm" svg:x="1.8cm" svg:y="3.925cm">
          <draw:text-box>
            <text:list text:style-name="L1">
              <text:list-item>
                <text:p text:style-name="P7"><text:span text:style-name="T6">Bloque de declaraciones</text:span></text:p>
              </text:list-item>
              <text:list-item>
                <text:p text:style-name="P7"><text:span text:style-name="T6">Bloque de instrucciones</text:span></text:p>
                <text:list>
                  <text:list-item>
                    <text:p text:style-name="P7"><text:span text:style-name="T6">Entrada</text:span></text:p>
                  </text:list-item>
                  <text:list-item>
                    <text:p text:style-name="P7"><text:span text:style-name="T6">Proceso</text:span></text:p>
                  </text:list-item>
                  <text:list-item>
                    <text:p text:style-name="P7"><text:span text:style-name="T6">Salida</text:span></text:p>
                  </text:list-item>
                </text:list>
              </text:list-item>
              <text:list-item>
                <text:p text:style-name="P7"><text:span text:style-name="T6">Espacio de nombre o paquete</text:span></text:p>
              </text:list-item>
              <text:list-item>
                <text:p text:style-name="P7"><text:span text:style-name="T6">Bloque de uso de elementos externos</text:span></text:p>
              </text:list-item>
              <text:list-item>
                <text:p text:style-name="P7"><text:span text:style-name="T6">Bloque de definición del fichero/clase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04:11.815663969</meta:creation-date>
    <meta:editing-duration>PT27M46S</meta:editing-duration>
    <meta:editing-cycles>11</meta:editing-cycles>
    <meta:generator>LibreOffice/6.4.7.2$Linux_X86_64 LibreOffice_project/40$Build-2</meta:generator>
    <dc:title>Portfolio</dc:title>
    <dc:date>2021-10-05T15:27:53.197519090</dc:date>
    <meta:document-statistic meta:object-count="72"/>
  </office:meta>
</office:document-meta>
</file>